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Car.predefinitoparagrafo" style:family="text">
      <style:text-properties fo:color="#92D050"/>
    </style:style>
    <style:style style:name="T3" style:parent-style-name="Car.predefinitoparagrafo" style:family="text">
      <style:text-properties fo:color="#92D050"/>
    </style:style>
    <style:style style:name="T4" style:parent-style-name="Car.predefinitoparagrafo" style:family="text">
      <style:text-properties fo:color="#92D050"/>
    </style:style>
    <style:style style:name="T5" style:parent-style-name="Car.predefinitoparagrafo" style:family="text">
      <style:text-properties fo:color="#FF0000"/>
    </style:style>
    <style:style style:name="T6" style:parent-style-name="Car.predefinitoparagrafo" style:family="text">
      <style:text-properties fo:color="#FF0000"/>
    </style:style>
  </office:automatic-styles>
  <office:body>
    <office:text text:use-soft-page-breaks="true">
      <text:p text:style-name="P1">Parte 1</text:p>
      <text:p text:style-name="Standard"/>
      <text:p text:style-name="Standard">Icona del gioco <text:s text:c="2"/>(<text:s/><text:span text:style-name="T2">FATTO</text:span>)</text:p>
      <text:p text:style-name="Standard">Logo e titolo del gioco <text:s/>(<text:s/><text:span text:style-name="T3">FATTO</text:span>)</text:p>
      <text:p text:style-name="Standard">Cursore custom rispetto a quello di windows <text:s/>(<text:s/><text:span text:style-name="T4">FATTO</text:span>)</text:p>
      <text:p text:style-name="Standard">Effetti sonori con i click sui pulsanti<text:s/>(<text:s/><text:span text:style-name="T5">WORK IN PROGRESS</text:span>)</text:p>
      <text:p text:style-name="Standard">Inserire più di una<text:s/>canzone in sottofondo (magari facendo si che ad ogni apertura venga suonata una fra le 2 o 3 possibili in modo casuale)<text:s/>(<text:s/><text:span text:style-name="T6">WORK IN PROGRESS</text:span>)</text:p>
      <text:p text:style-name="Standard">Trovare 2 immagini per gli eroi oppure un modo figo per rendere 2 nostre foto icone da inserire nel gioco (ad esempio con effetti bianco/nero oppure sfumato ecc)</text:p>
      <text:p text:style-name="Standard">Sottomenu di:</text:p>
      <text:p text:style-name="Standard">-opzioni: con checkbox audio si, no e altro eventualmente; tasto indietro</text:p>
      <text:p text:style-name="Standard">-extra: contenente una descrizione breve del gioco, i crediti agli autori, tasto indietro</text:p>
      <text:p text:style-name="Standard">-obiettivi: tasto indietro</text:p>
      <text:p text:style-name="Standard">Aggiunte varie dopo le altre cose:</text:p>
      <text:p text:style-name="Standard">Mappe aggiuntive, modi per rendere la cpu più “difficile” da battere, creazione del tutorial in game, localizzazione inglese, mapping pulsanti extra (esempio fare in modo che la schermata si possa scorrere anche con wasd a seconda delle preferenza dell'utente, impostando dal menu impostazioni) ecc...</text:p>
      <text:p text:style-name="Standard"/>
      <text:p text:style-name="Standard">Parte 2</text:p>
      <text:p text:style-name="Standard"/>
      <text:p text:style-name="Standard">Finestra ricerca</text:p>
      <text:p text:style-name="Standard">Finestra negozio</text:p>
      <text:p text:style-name="Standard">Gestione turni di gioco</text:p>
      <text:p text:style-name="Standard">Gestione difficolta e i.a. cpu</text:p>
      <text:p text:style-name="Standard">Multiplayer</text:p>
      <text:p text:style-name="Standard">Gestione carica e salva partita con una stringa aggiuntiv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orenzo Ferrari</dc:creator>
    <meta:creation-date>2017-06-11T15:07:00Z</meta:creation-date>
    <dc:date>2017-07-02T22:09:00Z</dc:date>
    <meta:template xlink:href="Normal.dotm" xlink:type="simple"/>
    <meta:editing-cycles>6</meta:editing-cycles>
    <meta:editing-duration>PT1560S</meta:editing-duration>
    <meta:document-statistic meta:page-count="1" meta:paragraph-count="2" meta:word-count="181" meta:character-count="1217" meta:row-count="8" meta:non-whitespace-character-count="1038"/>
  </office:meta>
</office:document-meta>
</file>